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width="5cm" draw:marker-start-width="7.7cm" draw:marker-end-width="7.7cm" draw:fill="none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svg:stroke-width="0.102cm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11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13" style:family="graphic" style:parent-style-name="standard">
      <style:graphic-properties svg:stroke-width="0.102cm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14" style:family="graphic" style:parent-style-name="standard">
      <style:graphic-properties svg:stroke-width="0.102cm" draw:marker-start-width="0.509cm" draw:marker-end-width="0.509cm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ff420e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16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r1" style:family="presentation" style:parent-style-name="Default-title">
      <style:graphic-properties fo:min-height="7.894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paragraph-properties fo:text-align="center"/>
      <style:text-properties fo:color="#006600" fo:font-size="24pt" style:font-size-asian="24pt" style:font-size-complex="24pt"/>
    </style:style>
    <style:style style:name="P5" style:family="paragraph">
      <style:paragraph-properties fo:text-align="center"/>
      <style:text-properties fo:color="#ff3333" fo:font-size="24pt" style:font-size-asian="24pt" style:font-size-complex="24pt"/>
    </style:style>
    <style:style style:name="P6" style:family="paragraph">
      <style:text-properties fo:color="#ff3333"/>
    </style:style>
    <style:style style:name="P7" style:family="paragraph">
      <style:text-properties fo:font-size="20pt"/>
    </style:style>
    <style:style style:name="P8" style:family="paragraph">
      <style:text-properties fo:font-size="18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text-align="center"/>
      <style:text-properties fo:font-size="16pt" style:font-size-asian="16pt" style:font-size-complex="16pt"/>
    </style:style>
    <style:style style:name="P11" style:family="paragraph">
      <style:text-properties fo:font-size="32pt" style:font-size-asian="32pt" style:font-size-complex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006600" fo:font-size="24pt" style:font-size-asian="24pt" style:font-size-complex="24pt"/>
    </style:style>
    <style:style style:name="T4" style:family="text">
      <style:text-properties fo:color="#ff3333" fo:font-size="24pt" style:font-size-asian="24pt" style:font-size-complex="24pt"/>
    </style:style>
    <style:style style:name="T5" style:family="text">
      <style:text-properties fo:color="#ff3333"/>
    </style:style>
    <style:style style:name="T6" style:family="text">
      <style:text-properties fo:font-size="18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7.894cm" svg:x="1.4cm" svg:y="3.08cm" presentation:class="title" presentation:user-transformed="true">
          <draw:text-box>
            <text:p>search &amp; share<text:line-break/>open tech summit<text:line-break/>berlin, 14 may 2015</text:p>
          </draw:text-box>
        </draw:frame>
        <draw:frame presentation:style-name="pr2" draw:layer="layout" svg:width="25.199cm" svg:height="12.179cm" svg:x="1.4cm" svg:y="8.014cm" presentation:class="subtitle" presentation:user-transformed="true">
          <draw:text-box>
            <text:p>jeroen j van beele</text:p>
            <text:p>jeroen@guts4roses.or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5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explosion of sharing sites</text:p>
              </text:list-item>
              <text:list-item>
                <text:p>build a share economy from these sites</text:p>
              </text:list-item>
              <text:list-item>
                <text:p>connect them using an information standard</text:p>
              </text:list-item>
              <text:list-item>
                <text:p>build search &amp; share upon this standard:</text:p>
                <text:list>
                  <text:list-item>
                    <text:p>enter your goal</text:p>
                  </text:list-item>
                  <text:list-item>
                    <text:p>get a planning in the share economy</text:p>
                  </text:list-item>
                </text:list>
              </text:list-item>
              <text:list-item>
                <text:p>standard based upon demo (ee-institute.org)</text:p>
              </text:list-item>
              <text:list-item>
                <text:p>community supplies heuristics for the algorithm</text:p>
              </text:list-item>
              <text:list-item>
                <text:p>big data strateg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lid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<text:s/>theory</text:p>
              </text:list-item>
              <text:list-item>
                <text:p><text:s/>share economy</text:p>
              </text:list-item>
              <text:list-item>
                <text:p><text:s/>strategy</text:p>
              </text:list-item>
              <text:list-item>
                <text:p><text:s/>demo</text:p>
              </text:list-item>
              <text:list-item>
                <text:p><text:s/>algorithm</text:p>
              </text:list-item>
              <text:list-item>
                <text:p><text:s/>techniques</text:p>
              </text:list-item>
              <text:list-item>
                <text:p><text:s/>next step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2" draw:text-style-name="P2" draw:layer="layout" svg:width="3cm" svg:height="1.5cm" svg:x="3.2cm" svg:y="2.3cm">
          <text:p text:style-name="P1"><text:span text:style-name="T1">goal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.5cm" svg:x="3.2cm" svg:y="2.3cm">
          <text:p text:style-name="P1"><text:span text:style-name="T1">goal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.5cm" svg:x="0.9cm" svg:y="4.6cm">
          <text:p text:style-name="P1"><text:span text:style-name="T1">econom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.5cm" svg:x="3.2cm" svg:y="16.4cm">
          <text:p text:style-name="P1"><text:span text:style-name="T1">resourc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.5cm" svg:x="3.2cm" svg:y="9.3cm">
          <text:p text:style-name="P1"><text:span text:style-name="T1">planning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8cm" svg:y1="3.8cm" svg:x2="4.8cm" svg:y2="9.3cm">
          <text:p/>
        </draw:line>
        <draw:custom-shape draw:style-name="gr4" draw:text-style-name="P1" draw:layer="layout" svg:width="2.5cm" svg:height="5.5cm" svg:x="3.5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5cm" svg:height="1cm" svg:x="2.5cm" svg:y="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cm" svg:height="1.5cm" svg:x="3.2cm" svg:y="13.1cm">
          <text:p text:style-name="P1"><text:span text:style-name="T2">transformation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764cm" svg:y1="15.609cm" svg:x2="5.635cm" svg:y2="16.092cm">
          <text:p/>
        </draw:line>
        <draw:frame draw:style-name="gr7" draw:layer="layout" svg:width="2.331cm" svg:height="0.962cm" svg:x="0.624cm" svg:y="0.67cm">
          <draw:text-box>
            <text:p>slide 1</text:p>
          </draw:text-box>
        </draw:frame>
        <draw:frame presentation:style-name="pr6" draw:layer="layout" svg:width="25.199cm" svg:height="3.506cm" svg:x="1.401cm" svg:y="0.837cm" presentation:class="title" presentation:user-transformed="true">
          <draw:text-box>
            <text:p>theory</text:p>
          </draw:text-box>
        </draw:frame>
        <draw:custom-shape draw:style-name="gr8" draw:text-style-name="P2" draw:layer="layout" svg:width="3cm" svg:height="1.5cm" svg:x="9.421cm" svg:y="4.6cm">
          <text:p text:style-name="P1"><text:span text:style-name="T1">who does what?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cm" svg:height="1.5cm" svg:x="17.421cm" svg:y="4.6cm">
          <text:p text:style-name="P1"><text:span text:style-name="T1">who takes what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3cm" svg:height="1.5cm" svg:x="9.442cm" svg:y="6.4cm">
          <text:p text:style-name="P1"><text:span text:style-name="T3">i do what I can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cm" svg:height="1.5cm" svg:x="17.442cm" svg:y="6.4cm">
          <text:p text:style-name="P1"><text:span text:style-name="T3">i take what I ne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3cm" svg:height="1.5cm" svg:x="23.728cm" svg:y="8.6cm">
          <text:p text:style-name="P1"><text:span text:style-name="T1">sh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3cm" svg:height="1.5cm" svg:x="9.455cm" svg:y="12.2cm">
          <text:p text:style-name="P1"><text:span text:style-name="T1">i do the leas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cm" svg:height="1.5cm" svg:x="17.455cm" svg:y="12.2cm">
          <text:p text:style-name="P1"><text:span text:style-name="T1">i take the m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3cm" svg:height="1.5cm" svg:x="23.741cm" svg:y="14.6cm">
          <text:p text:style-name="P1"><text:span text:style-name="T1">sw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.27cm" svg:height="1.524cm" svg:x="10.398cm" svg:y="9.72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layer="layout" svg:width="1.205cm" svg:height="0.962cm" svg:x="7.966cm" svg:y="8.506cm">
          <draw:text-box>
            <text:p>do</text:p>
          </draw:text-box>
        </draw:frame>
        <draw:frame draw:style-name="gr7" draw:layer="layout" svg:width="2.894cm" svg:height="0.962cm" svg:x="11.222cm" svg:y="8.56cm">
          <draw:text-box>
            <text:p>we need</text:p>
          </draw:text-box>
        </draw:frame>
        <draw:custom-shape draw:style-name="gr9" draw:text-style-name="P1" draw:layer="layout" svg:width="1.27cm" svg:height="1.524cm" svg:x="18.098cm" svg:y="9.72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layer="layout" svg:width="2.225cm" svg:height="0.962cm" svg:x="15.566cm" svg:y="8.507cm">
          <draw:text-box>
            <text:p>i need</text:p>
          </draw:text-box>
        </draw:frame>
        <draw:frame draw:style-name="gr7" draw:layer="layout" svg:width="1.7cm" svg:height="0.962cm" svg:x="20.122cm" svg:y="8.561cm">
          <draw:text-box>
            <text:p>take</text:p>
          </draw:text-box>
        </draw:frame>
        <draw:custom-shape draw:style-name="gr9" draw:text-style-name="P1" draw:layer="layout" svg:width="1.27cm" svg:height="1.524cm" svg:x="14.198cm" svg:y="15.52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13.562cm" svg:height="0.367cm" svg:x="8.066cm" svg:y="15.15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1" draw:layer="layout" svg:width="19.304cm" svg:height="5.3cm" svg:x="7.558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9.304cm" svg:height="5.3cm" svg:x="7.558cm" svg:y="12.1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1.205cm" svg:height="0.962cm" svg:x="7.967cm" svg:y="14.206cm">
          <draw:text-box>
            <text:p>do</text:p>
          </draw:text-box>
        </draw:frame>
        <draw:frame draw:style-name="gr7" draw:layer="layout" svg:width="1.7cm" svg:height="0.962cm" svg:x="20.122cm" svg:y="14.261cm">
          <draw:text-box>
            <text:p>take</text:p>
          </draw:text-box>
        </draw:frame>
        <draw:custom-shape draw:style-name="gr9" draw:text-style-name="P1" draw:layer="layout" svg:width="5.842cm" svg:height="0.367cm" svg:x="8.066cm" svg:y="9.45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1" draw:layer="layout" svg:width="5.842cm" svg:height="0.367cm" svg:x="15.766cm" svg:y="9.45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4" draw:layer="layout" svg:width="3cm" svg:height="1.5cm" svg:x="23.628cm" svg:y="6.5cm">
          <text:p text:style-name="P1"><text:span text:style-name="T3">care</text:span></text:p>
          <text:p text:style-name="P1"><text:span text:style-name="T3">princi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3cm" svg:height="1.5cm" svg:x="23.628cm" svg:y="12.3cm">
          <text:p text:style-name="P1"><text:span text:style-name="T4">market</text:span></text:p>
          <text:p text:style-name="P1"><text:span text:style-name="T4">princi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4.02cm" svg:height="0.962cm" svg:x="12.8cm" svg:y="14.178cm">
          <draw:text-box>
            <text:p><text:span text:style-name="T5">quid pro qu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8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hare economy</text:p>
          </draw:text-box>
        </draw:frame>
        <draw:frame presentation:style-name="pr5" draw:layer="layout" svg:width="18.217cm" svg:height="14.644cm" svg:x="8.382cm" svg:y="4.914cm" presentation:class="outline" presentation:user-transformed="true">
          <draw:text-box>
            <text:list text:style-name="L2">
              <text:list-item>
                <text:p>unity perspective</text:p>
              </text:list-item>
              <text:list-item>
                <text:p>share</text:p>
                <text:list>
                  <text:list-item>
                    <text:p>resources</text:p>
                  </text:list-item>
                  <text:list-item>
                    <text:p>labour</text:p>
                  </text:list-item>
                  <text:list-item>
                    <text:p>goals</text:p>
                  </text:list-item>
                  <text:list-item>
                    <text:p>planning</text:p>
                  </text:list-item>
                </text:list>
              </text:list-item>
              <text:list-item>
                <text:p>implementation of solidarity</text:p>
              </text:list-item>
              <text:list-item>
                <text:p>sustainability is one of the goals</text:p>
              </text:list-item>
            </text:list>
          </draw:text-box>
        </draw:frame>
        <draw:frame draw:style-name="gr7" draw:text-style-name="P8" draw:layer="layout" svg:width="2.331cm" svg:height="0.962cm" svg:x="0.625cm" svg:y="0.67cm">
          <draw:text-box>
            <text:p><text:span text:style-name="T6">slide 2</text:span></text:p>
          </draw:text-box>
        </draw:frame>
        <draw:custom-shape draw:style-name="gr2" draw:text-style-name="P2" draw:layer="layout" svg:width="3cm" svg:height="1.5cm" svg:x="3.2cm" svg:y="2.3cm">
          <text:p text:style-name="P1"><text:span text:style-name="T1">goal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.5cm" svg:x="3.2cm" svg:y="2.3cm">
          <text:p text:style-name="P1"><text:span text:style-name="T1">goal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.5cm" svg:x="3.2cm" svg:y="16.4cm">
          <text:p text:style-name="P1"><text:span text:style-name="T1">resourc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.5cm" svg:x="3.2cm" svg:y="9.3cm">
          <text:p text:style-name="P1"><text:span text:style-name="T1">planning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8cm" svg:y1="3.8cm" svg:x2="4.8cm" svg:y2="9.3cm">
          <text:p/>
        </draw:line>
        <draw:custom-shape draw:style-name="gr4" draw:text-style-name="P1" draw:layer="layout" svg:width="2.5cm" svg:height="5.5cm" svg:x="3.5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5cm" svg:height="1cm" svg:x="2.5cm" svg:y="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cm" svg:height="1.5cm" svg:x="3.2cm" svg:y="13.1cm">
          <text:p text:style-name="P1"><text:span text:style-name="T2">transformation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764cm" svg:y1="15.609cm" svg:x2="5.635cm" svg:y2="16.092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4" draw:layer="layout" svg:width="25.199cm" svg:height="3.506cm" svg:x="1.401cm" svg:y="0.837cm" presentation:class="title" presentation:user-transformed="true">
          <draw:text-box>
            <text:p>strategy</text:p>
          </draw:text-box>
        </draw:frame>
        <draw:frame presentation:style-name="pr5" draw:layer="layout" svg:width="25.199cm" svg:height="4.992cm" svg:x="1.404cm" svg:y="4.914cm" presentation:class="outline" presentation:user-transformed="true">
          <draw:text-box>
            <text:list text:style-name="L2">
              <text:list-header>
                <text:p>distinction between</text:p>
                <text:list>
                  <text:list-item>
                    <text:p>rules to describe utopia</text:p>
                  </text:list-item>
                  <text:list-item>
                    <text:p>rules to adapt utopia to humans</text:p>
                  </text:list-item>
                </text:list>
              </text:list-header>
            </text:list>
          </draw:text-box>
        </draw:frame>
        <draw:frame presentation:style-name="pr5" draw:layer="layout" svg:width="12.565cm" svg:height="6.496cm" svg:x="1.405cm" svg:y="10.714cm" presentation:class="outline" presentation:user-transformed="true">
          <draw:text-box>
            <text:list text:style-name="L2">
              <text:list-header>
                <text:p>break down</text:p>
                <text:list>
                  <text:list-item>
                    <text:p><text:span text:style-name="T7">ideal behaviour</text:span></text:p>
                  </text:list-item>
                  <text:list-item>
                    <text:p><text:span text:style-name="T7">ideal process</text:span></text:p>
                  </text:list-item>
                  <text:list-item>
                    <text:p><text:span text:style-name="T7">ideal communication</text:span></text:p>
                  </text:list-item>
                </text:list>
              </text:list-header>
            </text:list>
          </draw:text-box>
        </draw:frame>
        <draw:frame presentation:style-name="pr5" draw:layer="layout" svg:width="7.306cm" svg:height="6.496cm" svg:x="12.506cm" svg:y="10.714cm" presentation:class="outline" presentation:user-transformed="true">
          <draw:text-box>
            <text:list text:style-name="L2">
              <text:list-header>
                <text:p>build up</text:p>
                <text:list>
                  <text:list-header>
                    <text:p><text:span text:style-name="T7"/></text:p>
                  </text:list-header>
                  <text:list-item>
                    <text:p><text:span text:style-name="T7">algorithm</text:span></text:p>
                  </text:list-item>
                  <text:list-item>
                    <text:p><text:span text:style-name="T7">demo</text:span></text:p>
                  </text:list-item>
                </text:list>
              </text:list-header>
            </text:list>
          </draw:text-box>
        </draw:frame>
        <draw:frame presentation:style-name="pr5" draw:layer="layout" svg:width="9.594cm" svg:height="6.496cm" svg:x="18.406cm" svg:y="10.714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p><text:span text:style-name="T7">trust</text:span></text:p>
                  </text:list-item>
                  <text:list-item>
                    <text:p><text:span text:style-name="T7">search &amp; share</text:span></text:p>
                    <text:p><text:span text:style-name="T7"/></text:p>
                  </text:list-item>
                </text:list>
              </text:list-header>
            </text:list>
          </draw:text-box>
        </draw:frame>
        <draw:line draw:style-name="gr11" draw:text-style-name="P1" draw:layer="layout" svg:x1="1.962cm" svg:y1="12.736cm" svg:x2="1.962cm" svg:y2="16.529cm">
          <text:p/>
        </draw:line>
        <draw:line draw:style-name="gr11" draw:text-style-name="P1" draw:layer="layout" svg:x1="19.362cm" svg:y1="16.463cm" svg:x2="19.362cm" svg:y2="12.67cm">
          <text:p/>
        </draw:line>
        <draw:frame draw:style-name="gr7" draw:text-style-name="P8" draw:layer="layout" svg:width="2.331cm" svg:height="0.962cm" svg:x="0.628cm" svg:y="0.67cm">
          <draw:text-box>
            <text:p><text:span text:style-name="T6">slide 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mo</text:p>
          </draw:text-box>
        </draw:frame>
        <draw:custom-shape draw:style-name="gr10" draw:text-style-name="P1" draw:layer="layout" svg:width="21.59cm" svg:height="3.302cm" svg:x="5.08cm" svg:y="7.5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1.59cm" svg:height="3.302cm" svg:x="5.08cm" svg:y="11.0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1.59cm" svg:height="3.302cm" svg:x="5.08cm" svg:y="14.512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479cm" svg:height="1.204cm" svg:x="0.64cm" svg:y="8.59cm">
          <draw:text-box>
            <text:p><text:span text:style-name="T1">order</text:span></text:p>
          </draw:text-box>
        </draw:frame>
        <draw:frame draw:style-name="gr7" draw:text-style-name="P9" draw:layer="layout" svg:width="4.122cm" svg:height="1.204cm" svg:x="0.641cm" svg:y="11.99cm">
          <draw:text-box>
            <text:p><text:span text:style-name="T1">execution</text:span></text:p>
          </draw:text-box>
        </draw:frame>
        <draw:frame draw:style-name="gr7" draw:text-style-name="P9" draw:layer="layout" svg:width="2.572cm" svg:height="1.204cm" svg:x="0.641cm" svg:y="15.59cm">
          <draw:text-box>
            <text:p><text:span text:style-name="T1">result</text:span></text:p>
          </draw:text-box>
        </draw:frame>
        <draw:frame draw:style-name="gr7" draw:text-style-name="P8" draw:layer="layout" svg:width="2.331cm" svg:height="0.962cm" svg:x="0.626cm" svg:y="0.67cm">
          <draw:text-box>
            <text:p><text:span text:style-name="T6">slide 4</text:span></text:p>
          </draw:text-box>
        </draw:frame>
        <draw:frame draw:style-name="gr12" draw:text-style-name="P9" draw:layer="layout" svg:width="3.428cm" svg:height="1.306cm" svg:x="9.841cm" svg:y="8.59cm">
          <draw:text-box>
            <text:p><text:span text:style-name="T1">request</text:span></text:p>
          </draw:text-box>
        </draw:frame>
        <draw:frame draw:style-name="gr12" draw:text-style-name="P9" draw:layer="layout" svg:width="3.614cm" svg:height="1.306cm" svg:x="18.341cm" svg:y="8.59cm">
          <draw:text-box>
            <text:p><text:span text:style-name="T1">promise</text:span></text:p>
          </draw:text-box>
        </draw:frame>
        <draw:frame draw:style-name="gr12" draw:text-style-name="P9" draw:layer="layout" svg:width="3.097cm" svg:height="1.306cm" svg:x="10.041cm" svg:y="15.59cm">
          <draw:text-box>
            <text:p><text:span text:style-name="T1">accept</text:span></text:p>
          </draw:text-box>
        </draw:frame>
        <draw:frame draw:style-name="gr12" draw:text-style-name="P9" draw:layer="layout" svg:width="2.441cm" svg:height="1.306cm" svg:x="18.941cm" svg:y="15.59cm">
          <draw:text-box>
            <text:p><text:span text:style-name="T1">state</text:span></text:p>
          </draw:text-box>
        </draw:frame>
        <draw:custom-shape draw:style-name="gr13" draw:text-style-name="P10" draw:layer="layout" svg:width="2.738cm" svg:height="2.738cm" svg:x="5.906cm" svg:y="7.75cm">
          <text:p text:style-name="P1"><text:span text:style-name="T8">result</text:span></text:p>
          <text:p text:style-name="P1"><text:span text:style-name="T8">desir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.738cm" svg:height="2.738cm" svg:x="23.108cm" svg:y="7.752cm">
          <text:p text:style-name="P1"><text:span text:style-name="T8">result</text:span></text:p>
          <text:p text:style-name="P1"><text:span text:style-name="T8">promis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.738cm" svg:height="2.738cm" svg:x="23.109cm" svg:y="14.753cm">
          <text:p text:style-name="P1"><text:span text:style-name="T8">result</text:span></text:p>
          <text:p text:style-name="P1"><text:span text:style-name="T8">produc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.738cm" svg:height="2.738cm" svg:x="5.907cm" svg:y="14.751cm">
          <text:p text:style-name="P1"><text:span text:style-name="T8">result</text:span></text:p>
          <text:p text:style-name="P1"><text:span text:style-name="T8">accep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8.844cm" svg:y1="9.236cm" svg:x2="9.741cm" svg:y2="9.236cm">
          <text:p/>
        </draw:line>
        <draw:line draw:style-name="gr11" draw:text-style-name="P1" draw:layer="layout" svg:x1="13.519cm" svg:y1="9.236cm" svg:x2="14.416cm" svg:y2="9.236cm">
          <text:p/>
        </draw:line>
        <draw:line draw:style-name="gr11" draw:text-style-name="P1" draw:layer="layout" svg:x1="17.394cm" svg:y1="9.236cm" svg:x2="18.291cm" svg:y2="9.236cm">
          <text:p/>
        </draw:line>
        <draw:line draw:style-name="gr11" draw:text-style-name="P1" draw:layer="layout" svg:x1="22.169cm" svg:y1="9.236cm" svg:x2="23.066cm" svg:y2="9.236cm">
          <text:p/>
        </draw:line>
        <draw:line draw:style-name="gr11" draw:text-style-name="P1" draw:layer="layout" svg:x1="22.641cm" svg:y1="16.236cm" svg:x2="21.744cm" svg:y2="16.236cm">
          <text:p/>
        </draw:line>
        <draw:line draw:style-name="gr11" draw:text-style-name="P1" draw:layer="layout" svg:x1="18.366cm" svg:y1="16.236cm" svg:x2="17.469cm" svg:y2="16.236cm">
          <text:p/>
        </draw:line>
        <draw:line draw:style-name="gr11" draw:text-style-name="P1" draw:layer="layout" svg:x1="14.191cm" svg:y1="16.236cm" svg:x2="13.294cm" svg:y2="16.236cm">
          <text:p/>
        </draw:line>
        <draw:line draw:style-name="gr11" draw:text-style-name="P1" draw:layer="layout" svg:x1="9.716cm" svg:y1="16.236cm" svg:x2="8.819cm" svg:y2="16.236cm">
          <text:p/>
        </draw:line>
        <draw:custom-shape draw:style-name="gr14" draw:text-style-name="P10" draw:layer="layout" svg:width="2.738cm" svg:height="2.738cm" svg:x="14.507cm" svg:y="7.751cm">
          <text:p text:style-name="P1"><text:span text:style-name="T8">result</text:span></text:p>
          <text:p text:style-name="P1"><text:span text:style-name="T8">reques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2.738cm" svg:height="2.738cm" svg:x="14.508cm" svg:y="14.752cm">
          <text:p text:style-name="P1"><text:span text:style-name="T8">result</text:span></text:p>
          <text:p text:style-name="P1"><text:span text:style-name="T8">sta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3.228cm" svg:height="1.204cm" svg:x="8.136cm" svg:y="5.526cm">
          <draw:text-box>
            <text:p><text:span text:style-name="T1">initiator</text:span></text:p>
          </draw:text-box>
        </draw:frame>
        <draw:frame draw:style-name="gr7" draw:text-style-name="P9" draw:layer="layout" svg:width="3.749cm" svg:height="1.204cm" svg:x="20.337cm" svg:y="5.526cm">
          <draw:text-box>
            <text:p><text:span text:style-name="T1">executor</text:span></text:p>
          </draw:text-box>
        </draw:frame>
        <draw:line draw:style-name="gr11" draw:text-style-name="P1" draw:layer="layout" svg:x1="24.506cm" svg:y1="12.338cm" svg:x2="24.506cm" svg:y2="13.1cm">
          <text:p/>
        </draw:line>
        <draw:custom-shape draw:style-name="gr15" draw:text-style-name="P1" draw:layer="layout" svg:width="8.231cm" svg:height="14.224cm" svg:x="5.588cm" svg:y="4.82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8.231cm" svg:height="14.224cm" svg:x="17.939cm" svg:y="4.8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lgorithm</text:p>
          </draw:text-box>
        </draw:frame>
        <draw:custom-shape draw:style-name="gr9" draw:text-style-name="P1" draw:layer="layout" svg:width="24.484cm" svg:height="0.367cm" svg:x="1.678cm" svg:y="13.18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6" draw:text-style-name="P1" draw:layer="layout" svg:x1="13.97cm" svg:y1="10.206cm" svg:x2="13.97cm" svg:y2="13.894cm">
          <text:p/>
        </draw:line>
        <draw:frame draw:style-name="gr7" draw:text-style-name="P9" draw:layer="layout" svg:width="2.102cm" svg:height="1.204cm" svg:x="6.754cm" svg:y="13.894cm">
          <draw:text-box>
            <text:p><text:span text:style-name="T1">past</text:span></text:p>
          </draw:text-box>
        </draw:frame>
        <draw:frame draw:style-name="gr7" draw:text-style-name="P9" draw:layer="layout" svg:width="3.326cm" svg:height="1.204cm" svg:x="12.354cm" svg:y="13.894cm">
          <draw:text-box>
            <text:p><text:span text:style-name="T1">present</text:span></text:p>
          </draw:text-box>
        </draw:frame>
        <draw:frame draw:style-name="gr7" draw:text-style-name="P9" draw:layer="layout" svg:width="2.669cm" svg:height="1.204cm" svg:x="18.854cm" svg:y="13.894cm">
          <draw:text-box>
            <text:p><text:span text:style-name="T1">future</text:span></text:p>
          </draw:text-box>
        </draw:frame>
        <draw:frame draw:style-name="gr7" draw:text-style-name="P9" draw:layer="layout" svg:width="2.619cm" svg:height="1.204cm" svg:x="6.534cm" svg:y="11.244cm">
          <draw:text-box>
            <text:p><text:span text:style-name="T1">demo</text:span></text:p>
          </draw:text-box>
        </draw:frame>
        <draw:line draw:style-name="gr11" draw:text-style-name="P1" draw:layer="layout" svg:x1="10.414cm" svg:y1="16.302cm" svg:x2="10.414cm" svg:y2="13.551cm">
          <text:p/>
        </draw:line>
        <draw:frame draw:style-name="gr7" draw:text-style-name="P9" draw:layer="layout" svg:width="5.717cm" svg:height="1.204cm" svg:x="7.554cm" svg:y="16.494cm">
          <draw:text-box>
            <text:p><text:span text:style-name="T1">goal achieved</text:span></text:p>
          </draw:text-box>
        </draw:frame>
        <draw:custom-shape draw:style-name="gr10" draw:text-style-name="P1" draw:layer="layout" svg:width="24.33cm" svg:height="1.708cm" svg:x="1.732cm" svg:y="10.968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19cm" svg:height="1.204cm" svg:x="18.834cm" svg:y="11.244cm">
          <draw:text-box>
            <text:p><text:span text:style-name="T1">demo</text:span></text:p>
          </draw:text-box>
        </draw:frame>
        <draw:frame draw:style-name="gr7" draw:text-style-name="P11" draw:layer="layout" svg:width="22.85cm" svg:height="1.517cm" svg:x="2.594cm" svg:y="18.718cm">
          <draw:text-box>
            <text:p><text:span text:style-name="T9">pattern: demo transactions =&gt; goal achieved</text:span></text:p>
          </draw:text-box>
        </draw:frame>
        <draw:frame draw:style-name="gr7" draw:text-style-name="P8" draw:layer="layout" svg:width="2.331cm" svg:height="0.962cm" svg:x="0.626cm" svg:y="0.67cm">
          <draw:text-box>
            <text:p><text:span text:style-name="T6">slide 5</text:span></text:p>
          </draw:text-box>
        </draw:frame>
        <draw:frame draw:style-name="gr7" draw:text-style-name="P11" draw:layer="layout" svg:width="4.786cm" svg:height="1.517cm" svg:x="1.516cm" svg:y="9.098cm">
          <draw:text-box>
            <text:p><text:span text:style-name="T9">planning</text:span></text:p>
          </draw:text-box>
        </draw:frame>
        <draw:frame presentation:style-name="pr5" draw:layer="layout" svg:width="27.427cm" svg:height="4.992cm" svg:x="0.305cm" svg:y="4.914cm" presentation:class="outline" presentation:user-transformed="true">
          <draw:text-box>
            <text:list text:style-name="L2">
              <text:list-header>
                <text:p>value (money) facilitates swapping different kinds</text:p>
                <text:p>search &amp; share facilitates sharing different kind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chniques</text:p>
          </draw:text-box>
        </draw:frame>
        <draw:frame presentation:style-name="pr5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demo.nl (ee-institute.org)</text:p>
              </text:list-item>
              <text:list-item>
                <text:p>goal functions</text:p>
              </text:list-item>
              <text:list-item>
                <text:p>anchor model</text:p>
              </text:list-item>
              <text:list-item>
                <text:p>fuzzy logic</text:p>
              </text:list-item>
              <text:list-item>
                <text:p>micro formats</text:p>
              </text:list-item>
              <text:list-item>
                <text:p>pattern recognition</text:p>
              </text:list-item>
              <text:list-item>
                <text:p>np-complete: community supplied heuristics</text:p>
              </text:list-item>
            </text:list>
          </draw:text-box>
        </draw:frame>
        <draw:frame draw:style-name="gr7" draw:layer="layout" svg:width="2.331cm" svg:height="0.962cm" svg:x="0.625cm" svg:y="0.67cm">
          <draw:text-box>
            <text:p>slide 6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5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play the simulation guts4roses.org/simulation/</text:p>
              </text:list-item>
              <text:list-item>
                <text:p>sandbox version in existing sharing group</text:p>
              </text:list-item>
              <text:list-item>
                <text:p>implementation</text:p>
                <text:list>
                  <text:list-item>
                    <text:p>implement goal functions by asking the goal owners</text:p>
                  </text:list-item>
                </text:list>
              </text:list-item>
              <text:list-item>
                <text:p>organise trust</text:p>
                <text:list>
                  <text:list-item>
                    <text:p>connect your trust scheme</text:p>
                  </text:list-item>
                </text:list>
              </text:list-item>
              <text:list-item>
                <text:p>connect to sharing sites through open api's</text:p>
              </text:list-item>
            </text:list>
          </draw:text-box>
        </draw:frame>
        <draw:frame draw:style-name="gr7" draw:layer="layout" svg:width="2.331cm" svg:height="0.962cm" svg:x="0.625cm" svg:y="0.67cm">
          <draw:text-box>
            <text:p>slide 7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5T19:25:53.265135226</meta:creation-date>
    <dc:date>2015-05-11T08:14:08.089759840</dc:date>
    <meta:editing-duration>PT4H12M32S</meta:editing-duration>
    <meta:editing-cycles>67</meta:editing-cycles>
    <meta:generator>LibreOffice/4.2.8.2$Linux_X86_64 LibreOffice_project/420m0$Build-2</meta:generator>
    <meta:document-statistic meta:object-count="156"/>
  </office:meta>
</office:document-meta>
</file>